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urn:ooo:names:tc:opendocument:xmlns:semantic-text: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style:text-properties style:font-name="Times New Roman"/>
    </style:style>
    <style:style style:name="P3" style:family="paragraph" style:parent-style-name="Heading_20_2">
      <style:paragraph-properties fo:text-align="center" style:justify-single-word="false"/>
      <style:text-properties style:font-name="Times New Roman" fo:font-style="normal" style:font-style-asian="normal" style:font-style-complex="normal"/>
    </style:style>
    <style:style style:name="P4" style:family="paragraph" style:parent-style-name="Text_20_body">
      <style:paragraph-properties fo:text-align="center" style:justify-single-word="false"/>
      <style:text-properties style:font-name="Times New Roman" fo:font-style="normal" style:font-style-asian="normal" style:font-style-complex="normal"/>
    </style:style>
    <style:style style:name="P5" style:family="paragraph" style:parent-style-name="question">
      <style:text-properties fo:font-weight="bold" style:font-weight-asian="bold" style:font-weight-complex="bold"/>
    </style:style>
    <style:style style:name="P6" style:family="paragraph" style:parent-style-name="speech">
      <style:text-properties fo:font-weight="bold" style:font-weight-asian="bold" style:font-weight-complex="bold"/>
    </style:style>
    <style:style style:name="P7" style:family="paragraph" style:parent-style-name="Standard">
      <style:text-properties fo:font-size="11pt" style:font-size-asian="11pt" style:font-size-complex="11pt"/>
    </style:style>
    <style:style style:name="P8" style:family="paragraph" style:parent-style-name="paper-details" style:list-style-name="L1"/>
    <style:style style:name="P9" style:family="paragraph" style:parent-style-name="paper-details" style:list-style-name="L1"/>
    <style:style style:name="P10" style:family="paragraph" style:parent-style-name="paper-details" style:list-style-name="L1"/>
    <style:style style:name="P11" style:family="paragraph" style:parent-style-name="paper-details" style:list-style-name="L1"/>
    <style:style style:name="P12" style:family="paragraph" style:parent-style-name="paper-details" style:list-style-name="L1"/>
    <style:style style:name="P13" style:family="paragraph" style:parent-style-name="paper-details" style:list-style-name="L1"/>
    <style:style style:name="P14" style:family="paragraph" style:parent-style-name="comment" style:list-style-name="L1"/>
    <style:style style:name="P15" style:family="paragraph" style:parent-style-name="question" style:list-style-name="L2"/>
    <style:style style:name="P16" style:family="paragraph" style:parent-style-name="question" style:list-style-name="L2"/>
    <style:style style:name="P17" style:family="paragraph" style:parent-style-name="question" style:list-style-name="L2"/>
    <style:style style:name="P18" style:family="paragraph" style:parent-style-name="question" style:list-style-name="L2"/>
    <style:style style:name="P19" style:family="paragraph" style:parent-style-name="question" style:list-style-name="L2"/>
    <style:style style:name="P20" style:family="paragraph" style:parent-style-name="question" style:list-style-name="L2"/>
    <style:style style:name="T1" style:family="text">
      <style:text-properties an:name="Jolius Arengah"/>
    </style:style>
    <style:style style:name="T2" style:family="text">
      <style:text-properties an:name="Jolius Arengah" an:uri="ken.person.Jolius.Arengah.1929-05-06"/>
    </style:style>
    <style:style style:name="Sect1" style:family="section">
      <style:section-properties fo:background-color="#e6e6ff" text:dont-balance-text-columns="false" style:editable="false">
        <style:columns fo:column-count="0" fo:column-gap="0in"/>
        <style:background-image/>
      </style:section-properties>
    </style:style>
    <style:style style:name="Sect2" style:family="section">
      <style:section-properties fo:background-color="#e6e6e6"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2">NATIONAL ASSEMBLY</text:p>
        <text:p text:style-name="P3">OFFICIAL REPORT</text:p>
        <text:p text:style-name="P4">[date here]</text:p>
        <text:p text:style-name="P4">The House met at [time here]</text:p>
        <text:p text:style-name="P4">[Speaker observation]</text:p>
      </text:section>
      <text:p text:style-name="P4"/>
      <text:section text:style-name="Sect2" text:name="debatebody">
        <text:h text:style-name="prayers" text:outline-level="1">PRAYERS</text:h>
        <text:h text:style-name="papers" text:outline-level="2">PAPERS LAID</text:h>
        <text:h text:style-name="paper-details" text:outline-level="3"><text:s/>The following Papers were laid on the Table:-</text:h>
        <text:list text:style-name="L1">
          <text:list-item>
            <text:h text:style-name="P8" text:outline-level="3">Annual Report and Accounts of Jomo Kenyatta University College of Agriculture and Technology for the year ended 30th June, 1990 and the Certificate thereon by the Auditor-General (Corporations)</text:h>
          </text:list-item>
          <text:list-item>
            <text:h text:style-name="P8" text:outline-level="3">Annual Report and Accounts of Higher Education Loans Fund for the year ended 30th June, 1982 and the Certificate thereon by the Auditor-General (Corporations)</text:h>
          </text:list-item>
          <text:list-item>
            <text:h text:style-name="P8" text:outline-level="3">Annual Report and Accounts of Higher Education Loans Fund for the year ended 30th June, 1983 and the Certificate thereon by the Auditor-General (Corporations)</text:h>
          </text:list-item>
          <text:list-item>
            <text:h text:style-name="P8" text:outline-level="3">Annual Report and Accounts of Higher Education Loans Fund for the year ended 30th June, 1984 and the Certificate thereon by the Auditor-General (Corporations)</text:h>
          </text:list-item>
          <text:list-item>
            <text:h text:style-name="P8" text:outline-level="3">Annual Report and Accounts of Higher Education Loans Fund for the year ended 30th June, 1985 and the Certificate thereon by the Auditor-General (Corporations)</text:h>
          </text:list-item>
          <text:list-item>
            <text:h text:style-name="P8" text:outline-level="3">Annual Report and Accounts of Higher Education Loans Fund for the year ended 30th June, 1986 and the Certificate thereon by the Auditor-General (Corporations) <text:s text:c="8"/></text:h>
            <text:p text:style-name="P14"><text:s/>(By the Assistant Minister for Education (Mr. Lengees) on behalf of the Minister for Education)</text:p>
          </text:list-item>
        </text:list>
        <text:h text:style-name="notice-of-motion" text:outline-level="4">NOTICE OF MOTION</text:h>
        <text:h text:style-name="notice" text:outline-level="5">EXPORT OF MANGROVE POLES</text:h>
        <text:p text:style-name="noticetext">Prof. Mzee: Prof. Mzee</text:p>
        <text:p text:style-name="noticetext">Mr. Speaker, Sir, I beg to give notice of the following Motion:-</text:p>
        <text:p text:style-name="noticetext">THAT, since the ban (for the last 20 years) of export of mangrove poles has resulted in deterioration of mangrove forest and since the ecology of mangrove forest requires regular harvest to stimulate regeneration, this House urges the Government to lift the ban on the export of mangrove poles.###</text:p>
        <text:p text:style-name="noticetext"/>
        <text:p text:style-name="Standard"/>
        <text:p text:style-name="session">ORAL ANSWERS TO QUESTIONS</text:p>
        <text:h text:style-name="agenda" text:outline-level="6">BANDITRY MENACE IN GALOLE</text:h>
        <text:h text:style-name="P5" text:outline-level="7"><text:span text:style-name="T2">Mr. Kofa: Mr. Kofa</text:span></text:h>
        <text:list text:style-name="L2">
          <text:list-item>
            <text:h text:style-name="P15" text:outline-level="7">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h text:style-name="agenda" text:outline-level="6">BUILDING OF SCHOOL IN ASAKO</text:h>
        <text:h text:style-name="P5" text:outline-level="7">Mr. Kofa: Mr. Kofa</text:h>
        <text:list text:style-name="L2">
          <text:list-item text:start-value="1">
            <text:h text:style-name="P15" text:outline-level="7" text:restart-numbering="true" text:start-value="1">whether he is aware that Councillor Abdi Sole of Asako Location was seriously injured and two homeguards were shot dead and their guns stolen while pursuing bandits on 20th May, 1995;</text:h>
          </text:list-item>
          <text:list-item>
            <text:h text:style-name="P15" text:outline-level="7">who instructed these people to pursue the heavily armed bandits; and,</text:h>
          </text:list-item>
          <text:list-item>
            <text:h text:style-name="P15" text:outline-level="7">if the Ministry can ensure that the families of the deceased homeguards are compensated and that Councillor Sole's medical expenses are paid in full.</text:h>
          </text:list-item>
        </text:list>
        <text:p text:style-name="P6">Mr. Speaker (Mr Smith) : Mr. Speaker</text:p>
        <text:p text:style-name="speech">[2]Anybody from tshe Office of the President?</text:p>
        <text:p text:style-name="speech">The Assistant Minister of State, Offtice of the President (Mr. Manga) : Mr. Kofa</text:p>
        <text:p text:style-name="speech">Mr. Speaker, Sir, the answer is being prepared. The Minister is coming to give the answer.</text:p>
        <text:p text:style-name="answer"><text:s/>Mr. Speaker, Sir, I beg to reply.</text:p>
        <text:p text:style-name="answer"><text:s text:c="6"/>It is not true that during the year 1994/95 drugs, medical supplies and various equipment amounting to over Kshs13 million were stolen from Migori District Hospital.</text:p>
        <text:p text:style-name="answer"><text:s text:c="6"/>But I am aware that during this period drugs worth Kshs22,000 were stolen from the drug store of the hospital. Investigations carried out led to the arrest of three hospital staff, who have been charged and the case is pending before Migori Senior Magistrate's Court.</text:p>
        <text:p text:style-name="answer"><text:s text:c="6"/>I am also aware that electric calculators worth Kshs2,900 and a typewriter worth Kshs59,800 were stolen. The reports were made to the Migori Police Station but to date no arrests or recoveries have been made.</text:p>
        <text:p text:style-name="answer"><text:s text:c="6"/>In April 1995, a new photocopier worth Kshs289,000 was stolen and investigations by police officers led to the arrest of four hospital staff and recovery of the photocopier. The officers have been charged and the Ministry interdicted them. The case is still pending before the court.</text:p>
        <text:p text:style-name="answer"><text:s text:c="6"/>The watchman who was on duty has since been charged and the case is pending before Migori court. The total value of all these stolen items is Kshs455,190.</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6">Mr. Speaker (Mr Smith) : Mr. Speaker</text:p>
        <text:p text:style-name="speech">[2]Anybody from tshe Office of the President?</text:p>
        <text:p text:style-name="speech">The Assistant Minister of State, Office of the President (Mr. Manga) : Mr. Kofa</text:p>
        <text:p text:style-name="speech">Mr. Speaker, Sir, the answer is being prepared. The Minister is coming to give the answer.</text:p>
        <text:p text:style-name="P7"/>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an="urn:ooo:names:tc:opendocument:xmlns:semantic-text: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fo:background-color="#ffff99" style:shadow="none">
        <style:tab-stops/>
        <style:background-image/>
      </style:paragraph-properties>
      <style:text-properties style:font-name="Times New Roman1" fo:font-size="16.1000003814697pt"/>
    </style:style>
    <style:style style:name="papers" style:family="paragraph" style:parent-style-name="Heading_20_2" style:class="text" style:default-outline-level="2">
      <style:paragraph-properties fo:text-align="center" style:justify-single-word="false" fo:background-color="#ffff66">
        <style:background-image/>
      </style:paragraph-properties>
      <style:text-properties style:font-name="Times New Roman" fo:font-size="13pt" fo:font-style="normal" style:font-size-asian="13pt" style:font-size-complex="13pt"/>
    </style:style>
    <style:style style:name="paper-details" style:family="paragraph" style:parent-style-name="Text_20_body" style:class="text" style:default-outline-level="3">
      <style:paragraph-properties fo:background-color="#e6e64c">
        <style:background-image/>
      </style:paragraph-properties>
      <style:text-properties fo:font-size="11pt" style:font-size-asian="11pt" style:font-size-complex="11pt"/>
    </style:style>
    <style:style style:name="comment" style:family="paragraph" style:parent-style-name="Standard" style:class="text">
      <style:paragraph-properties fo:background-color="#ffffcc">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default-outline-level="6">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default-outline-level="7">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2-22T15:16:19</meta:creation-date>
    <dc:creator>Ashok Hariharan</dc:creator>
    <dc:date>2007-08-11T16:22:28</dc:date>
    <dc:language>en-US</dc:language>
    <meta:editing-cycles>5</meta:editing-cycles>
    <meta:editing-duration>PT2H29M42S</meta:editing-duration>
    <meta:user-defined meta:name="Info 1"/>
    <meta:user-defined meta:name="Info 2"/>
    <meta:user-defined meta:name="Info 3"/>
    <meta:user-defined meta:name="Info 4"/>
    <meta:document-statistic meta:table-count="0" meta:image-count="0" meta:object-count="0" meta:page-count="4" meta:paragraph-count="76" meta:word-count="1141" meta:character-count="687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ectiontex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